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text-align="start" style:justify-single-word="false"/>
      <style:text-properties officeooo:rsid="0007d313" officeooo:paragraph-rsid="000287c1"/>
    </style:style>
    <style:style style:name="P2" style:family="paragraph" style:parent-style-name="Text_20_body" style:list-style-name="L2">
      <style:paragraph-properties fo:text-align="start" style:justify-single-word="false"/>
      <style:text-properties officeooo:rsid="000287c1" officeooo:paragraph-rsid="000287c1"/>
    </style:style>
    <style:style style:name="P3" style:family="paragraph" style:parent-style-name="Heading_20_1">
      <style:paragraph-properties fo:text-align="center" style:justify-single-word="false"/>
      <style:text-properties officeooo:rsid="000ce7db" officeooo:paragraph-rsid="000287c1"/>
    </style:style>
    <style:style style:name="P4" style:family="paragraph" style:parent-style-name="Title">
      <style:text-properties officeooo:rsid="000ce7db" officeooo:paragraph-rsid="000287c1"/>
    </style:style>
    <style:style style:name="T1" style:family="text">
      <style:text-properties officeooo:rsid="0018a07d"/>
    </style:style>
    <style:style style:name="T2" style:family="text">
      <style:text-properties officeooo:rsid="000605cc"/>
    </style:style>
    <style:style style:name="T3" style:family="text">
      <style:text-properties officeooo:rsid="000287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int backlog <text:span text:style-name="T3">25</text:span>.02-<text:span text:style-name="T3">3</text:span>.0<text:span text:style-name="T3">3</text:span></text:p>
      <text:h text:style-name="P3" text:outline-level="1">Tasks planned for this sprint:</text:h>
      <text:list xml:id="list3856154433" text:style-name="L2">
        <text:list-item>
          <text:p text:style-name="P2">Finally get the prototype done.</text:p>
        </text:list-item>
      </text:list>
      <text:h text:style-name="P3" text:outline-level="1">What has been done this sprint:</text:h>
      <text:list xml:id="list3340980218" text:style-name="L3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1:26:26.045500484</meta:creation-date>
    <dc:date>2020-02-28T01:27:29.494701019</dc:date>
    <meta:editing-duration>PT1M3S</meta:editing-duration>
    <meta:editing-cycles>1</meta:editing-cycles>
    <meta:document-statistic meta:table-count="0" meta:image-count="0" meta:object-count="0" meta:page-count="1" meta:paragraph-count="5" meta:word-count="21" meta:character-count="119" meta:non-whitespace-character-count="104"/>
    <meta:generator>LibreOffice/6.0.7.3$Linux_X86_64 LibreOffice_project/00m0$Build-3</meta:generator>
  </office:meta>
</office:document-meta>
</file>